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rebuchet MS" fo:font-size="11pt" style:font-size-asian="11pt" style:font-name-complex="Trebuchet MS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font-weight="bold" style:font-size-asian="14pt" style:font-weight-asian="bold" style:font-name-complex="Trebuchet MS" style:font-size-complex="14pt"/>
    </style:style>
    <style:style style:name="P3" style:family="paragraph" style:parent-style-name="Standard">
      <style:paragraph-properties fo:line-height="150%"/>
      <style:text-properties fo:color="#0000ff"/>
    </style:style>
    <style:style style:name="P4" style:family="paragraph" style:parent-style-name="Standard">
      <style:paragraph-properties fo:line-height="150%">
        <style:drop-cap style:lines="3" style:style-name="WW8Dropcap0"/>
      </style:paragraph-properties>
    </style:style>
    <style:style style:name="P5" style:family="paragraph" style:parent-style-name="Standard">
      <style:paragraph-properties fo:line-height="150%">
        <style:drop-cap style:lines="3" style:style-name="WW8Dropcap1"/>
      </style:paragraph-properties>
    </style:style>
    <style:style style:name="P6" style:family="paragraph" style:parent-style-name="Standard" style:list-style-name="L1">
      <style:paragraph-properties fo:line-height="150%" fo:text-align="justify" style:justify-single-word="false"/>
    </style:style>
    <style:style style:name="P7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font-name="Trebuchet MS" fo:font-size="11pt" style:font-size-asian="11pt" style:font-name-complex="Trebuchet MS" style:font-size-complex="11pt"/>
    </style:style>
    <style:style style:name="P8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font-name="Courier 10 Pitch" fo:font-size="11pt" style:font-size-asian="11pt" style:font-name-complex="Trebuchet MS" style:font-size-complex="11pt"/>
    </style:style>
    <style:style style:name="P9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font-name="Courier 10 Pitch" fo:font-size="11pt" fo:font-weight="normal" style:font-size-asian="11pt" style:font-weight-asian="normal" style:font-name-complex="Trebuchet MS" style:font-size-complex="11pt" style:font-weight-complex="normal"/>
    </style:style>
    <style:style style:name="P10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rebuchet MS" fo:font-size="11pt" style:font-size-asian="11pt" style:font-name-complex="Trebuchet MS" style:font-size-complex="11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rebuchet MS" fo:font-size="11pt" style:font-size-asian="11pt" style:font-name-complex="Trebuchet MS" style:font-size-complex="11pt"/>
    </style:style>
    <style:style style:name="P13" style:family="paragraph" style:parent-style-name="Body_20_Text_20_2">
      <style:paragraph-properties fo:margin-top="0cm" fo:margin-bottom="0cm" fo:line-height="150%"/>
      <style:text-properties style:font-name="Trebuchet MS" fo:font-size="11pt" style:font-size-asian="11pt" style:font-name-complex="Trebuchet MS" style:font-size-complex="11pt"/>
    </style:style>
    <style:style style:name="P14" style:family="paragraph" style:parent-style-name="Body_20_Text_20_2">
      <style:paragraph-properties fo:margin-top="0cm" fo:margin-bottom="0cm" fo:line-height="150%" fo:text-align="justify" style:justify-single-word="false"/>
      <style:text-properties style:font-name="Trebuchet MS" fo:font-size="11pt" style:font-size-asian="11pt" style:font-name-complex="Trebuchet MS" style:font-size-complex="11pt"/>
    </style:style>
    <style:style style:name="P15" style:family="paragraph" style:parent-style-name="Body_20_Text_20_2">
      <style:paragraph-properties fo:margin-top="0cm" fo:margin-bottom="0cm" fo:line-height="100%"/>
      <style:text-properties style:font-name="Trebuchet MS" fo:font-size="11pt" style:font-size-asian="11pt" style:font-name-complex="Trebuchet MS" style:font-size-complex="11pt"/>
    </style:style>
    <style:style style:name="P16" style:family="paragraph" style:parent-style-name="Body_20_Text_20_2">
      <style:paragraph-properties fo:margin-top="0cm" fo:margin-bottom="0cm" fo:line-height="150%" fo:text-align="justify" style:justify-single-word="false">
        <style:tab-stops>
          <style:tab-stop style:position="9.472cm"/>
        </style:tab-stops>
      </style:paragraph-properties>
    </style:style>
    <style:style style:name="T1" style:family="text">
      <style:text-properties style:font-name-asian="Trebuchet MS"/>
    </style:style>
    <style:style style:name="T2" style:family="text">
      <style:text-properties style:font-name="Trebuchet MS" fo:font-size="14pt" fo:font-weight="bold" style:font-size-asian="14pt" style:font-weight-asian="bold" style:font-name-complex="Trebuchet MS" style:font-size-complex="14pt"/>
    </style:style>
    <style:style style:name="T3" style:family="text">
      <style:text-properties style:font-name="Trebuchet MS" fo:font-size="14pt" fo:font-weight="bold" style:font-name-asian="Trebuchet MS" style:font-size-asian="14pt" style:font-weight-asian="bold" style:font-name-complex="Trebuchet MS" style:font-size-complex="14pt"/>
    </style:style>
    <style:style style:name="T4" style:family="text">
      <style:text-properties style:font-name="Trebuchet MS" fo:font-size="14pt" fo:font-weight="bold" fo:background-color="transparent" style:font-size-asian="14pt" style:font-weight-asian="bold" style:font-name-complex="Trebuchet MS" style:font-size-complex="14pt"/>
    </style:style>
    <style:style style:name="T5" style:family="text">
      <style:text-properties style:font-name="Trebuchet MS" fo:font-size="11pt" fo:language="en" fo:country="GB" style:font-size-asian="11pt" style:font-name-complex="Trebuchet MS" style:font-size-complex="11pt"/>
    </style:style>
    <style:style style:name="T6" style:family="text">
      <style:text-properties style:font-name="Trebuchet MS" fo:font-size="11pt" fo:language="en" fo:country="GB" style:font-name-asian="Trebuchet MS" style:font-size-asian="11pt" style:font-name-complex="Trebuchet MS" style:font-size-complex="11pt"/>
    </style:style>
    <style:style style:name="T7" style:family="text">
      <style:text-properties style:font-name="Trebuchet MS" fo:font-size="11pt" style:font-size-asian="11pt" style:font-name-complex="Trebuchet MS" style:font-size-complex="11pt"/>
    </style:style>
    <style:style style:name="T8" style:family="text">
      <style:text-properties style:font-name="Trebuchet MS" fo:font-size="11pt" style:font-name-asian="Trebuchet MS" style:font-size-asian="11pt" style:font-name-complex="Trebuchet MS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Trebuchet MS" style:font-weight-asian="bold" style:font-weight-complex="bold"/>
    </style:style>
    <style:style style:name="T11" style:family="text">
      <style:text-properties style:font-name="Courier 10 Pitch"/>
    </style:style>
    <style:style style:name="T12" style:family="text">
      <style:text-properties style:font-name="Courier 10 Pitch" style:font-name-asian="Trebuchet MS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MINISTRACIÓN<text:span text:style-name="T1"> </text:span>BÁSICA<text:span text:style-name="T1"> </text:span>DE<text:span text:style-name="T1"> LINUX</text:span></text:p>
      <text:p text:style-name="P2">COMPRIMIR<text:span text:style-name="T1"> </text:span>Y<text:span text:style-name="T1"> <text:s/>EMPAQUETAR</text:span></text:p>
      <text:p text:style-name="P3"/>
      <text:p text:style-name="P3"/>
      <text:p text:style-name="P4"><text:span text:style-name="T2">COMPRIMIR</text:span><text:span text:style-name="T3"> </text:span><text:span text:style-name="T2">ARCHIVOS</text:span></text:p>
      <text:p text:style-name="P1">Linux<text:span text:style-name="T1"> </text:span>nos<text:span text:style-name="T1"> </text:span>proporciona<text:span text:style-name="T1"> </text:span>el<text:span text:style-name="T1"> </text:span>comando<text:span text:style-name="T1"> </text:span><text:span text:style-name="T9">gzip</text:span><text:span text:style-name="T1"> </text:span>para<text:span text:style-name="T1"> </text:span>comprimir<text:span text:style-name="T1"> </text:span>archivos<text:span text:style-name="T1"> </text:span></text:p>
      <text:p text:style-name="P1">Comprimir<text:span text:style-name="T1"> </text:span>un<text:span text:style-name="T1"> </text:span>archivo:</text:p>
      <text:p text:style-name="P8">$ gzip<text:span text:style-name="T1"> </text:span>nombre_archivo<text:span text:style-name="T1"> </text:span></text:p>
      <text:p text:style-name="P11">al<text:span text:style-name="T1"> </text:span>comprimir<text:span text:style-name="T1"> </text:span>el<text:span text:style-name="T1"> </text:span>archivo<text:span text:style-name="T1"> </text:span>le<text:span text:style-name="T1"> </text:span>pone<text:span text:style-name="T1"> </text:span>el<text:span text:style-name="T1"> </text:span>nombre<text:span text:style-name="T1"> </text:span>con<text:span text:style-name="T1"> </text:span>la<text:span text:style-name="T1"> </text:span>extensión<text:span text:style-name="T1"> </text:span>gz. </text:p>
      <text:p text:style-name="P8">$ ls</text:p>
      <text:p text:style-name="P8">nombre_archivo.gz</text:p>
      <text:p text:style-name="P1">Si utilizamos la opción <text:span text:style-name="T9">-v</text:span><text:span text:style-name="T13"> nos muestra el porcentaje en el que se reduce el tamaño del archivo original y el nuevo nombre del archivo:</text:span></text:p>
      <text:p text:style-name="P8"><text:span text:style-name="T13">$ gzip -v index.html</text:span></text:p>
      <text:p text:style-name="P8"><text:span text:style-name="T13">index.html:<text:tab/> 31.4% -- replaced with index.html.gz</text:span></text:p>
      <text:p text:style-name="P1">Para descomprimir<text:span text:style-name="T1"> </text:span>un<text:span text:style-name="T1"> </text:span>archivo<text:span text:style-name="T1"> disponemos del comando gunzip.</text:span></text:p>
      <text:p text:style-name="P1"><text:span text:style-name="T1">Descomprimir un archivo</text:span></text:p>
      <text:p text:style-name="P7"><text:span text:style-name="T12">$ </text:span><text:span text:style-name="T11">gunzip</text:span><text:span text:style-name="T12"> </text:span><text:span text:style-name="T11">nombre_archivo.gz</text:span><text:span text:style-name="T1"> </text:span></text:p>
      <text:p text:style-name="P11">También<text:span text:style-name="T1"> </text:span>podemos<text:span text:style-name="T1"> </text:span>utilizar<text:span text:style-name="T1"> </text:span></text:p>
      <text:p text:style-name="P8"><text:span text:style-name="T1">$ </text:span>gzip<text:span text:style-name="T1"> </text:span>-d<text:span text:style-name="T1"> </text:span>nombre_archivo.gz</text:p>
      <text:p text:style-name="P1">Al<text:span text:style-name="T1"> </text:span>descomprimir<text:span text:style-name="T1"> </text:span>no<text:span text:style-name="T1"> </text:span>hace<text:span text:style-name="T1"> </text:span>falta<text:span text:style-name="T1"> </text:span>poner<text:span text:style-name="T1"> </text:span>la<text:span text:style-name="T1"> </text:span>extensión<text:span text:style-name="T1"> </text:span><text:span text:style-name="T10">.gz</text:span><text:span text:style-name="T1"> </text:span>del<text:span text:style-name="T1"> </text:span>fichero.</text:p>
      <text:p text:style-name="P1">Podemos<text:span text:style-name="T1"> </text:span>comprimir<text:span text:style-name="T1"> </text:span>varios<text:span text:style-name="T1"> </text:span>ficheros<text:span text:style-name="T1"> </text:span>a<text:span text:style-name="T1"> </text:span>la<text:span text:style-name="T1"> </text:span>vez</text:p>
      <text:p text:style-name="P8">$ gzip<text:span text:style-name="T1"> </text:span>f1<text:span text:style-name="T1"> </text:span>f2<text:span text:style-name="T1"> </text:span>f3<text:span text:style-name="T1"> </text:span></text:p>
      <text:p text:style-name="P11">o<text:span text:style-name="T1"> utilizar comodines</text:span></text:p>
      <text:p text:style-name="P8"><text:span text:style-name="T1">$ </text:span>gzip<text:span text:style-name="T1"> </text:span>f*</text:p>
      <text:p text:style-name="P1">Podemos aplicar diferentes grados de compresión utilizando las opciones de -1 a -9:</text:p>
      <text:list xml:id="list1749532835" text:style-name="L1">
        <text:list-item>
          <text:p text:style-name="P6"><text:span text:style-name="T7">-1</text:span><text:span text:style-name="T8"> </text:span><text:span text:style-name="T7">la</text:span><text:span text:style-name="T8"> </text:span><text:span text:style-name="T7">compresión</text:span><text:span text:style-name="T8"> </text:span><text:span text:style-name="T7">es</text:span><text:span text:style-name="T8"> </text:span><text:span text:style-name="T7">más</text:span><text:span text:style-name="T8"> </text:span><text:span text:style-name="T7">rápida</text:span><text:span text:style-name="T8"> </text:span><text:span text:style-name="T7">pero</text:span><text:span text:style-name="T8"> </text:span><text:span text:style-name="T7">menor</text:span></text:p>
        </text:list-item>
        <text:list-item>
          <text:p text:style-name="P6"><text:span text:style-name="T7">-9</text:span><text:span text:style-name="T8"> </text:span><text:span text:style-name="T7">la</text:span><text:span text:style-name="T8"> </text:span><text:span text:style-name="T7">compresión</text:span><text:span text:style-name="T8"> </text:span><text:span text:style-name="T7">es</text:span><text:span text:style-name="T8"> </text:span><text:span text:style-name="T7">más</text:span><text:span text:style-name="T8"> </text:span><text:span text:style-name="T7">lenta</text:span><text:span text:style-name="T8"> </text:span><text:span text:style-name="T7">pero</text:span><text:span text:style-name="T8"> </text:span><text:span text:style-name="T7">mayor</text:span></text:p>
        </text:list-item>
      </text:list>
      <text:p text:style-name="P1">La opción <text:span text:style-name="T9">-l </text:span><text:span text:style-name="T13">nos da información sobre los ficheros comprimidos:</text:span></text:p>
      <text:p text:style-name="P8">$ gzip -l pendrive.dump.gz </text:p>
      <text:p text:style-name="P8"><text:s text:c="9"/>compressed <text:s text:c="7"/>uncompressed <text:s/>ratio uncompressed_name</text:p>
      <text:p text:style-name="P8"><text:s text:c="10"/>368939022 <text:s text:c="10"/>475906048 <text:s/>22.5% pendrive.dump</text:p>
      <text:p text:style-name="P1">Con<text:span text:style-name="T1"> la opción –</text:span>r,<text:span text:style-name="T1"> </text:span>si<text:span text:style-name="T1"> </text:span>especificamos<text:span text:style-name="T1"> </text:span>con<text:span text:style-name="T1"> </text:span>gzip,<text:span text:style-name="T1"> </text:span>o<text:span text:style-name="T1"> </text:span>gunzip<text:span text:style-name="T1"> </text:span>un<text:span text:style-name="T1"> </text:span>directorio,<text:span text:style-name="T1"> comprime o descomprime </text:span>todos<text:span text:style-name="T1"> </text:span>los<text:span text:style-name="T1"> </text:span>ficheros y subdirectorios contenidos en el directorio:</text:p>
      <text:p text:style-name="P8">$ gzip -r netcat</text:p>
      <text:p text:style-name="P8">$ cd netcat/</text:p>
      <text:p text:style-name="P8">:~/netcat$ ls</text:p>
      <text:p text:style-name="P8"><text:soft-page-break/>cancion.mp3.gz</text:p>
      <text:p text:style-name="P8">~/netcat$ cd ..</text:p>
      <text:p text:style-name="P8">$ gunzip -r netcat</text:p>
      <text:p text:style-name="P8">$ cd netcat/</text:p>
      <text:p text:style-name="P8">~/netcat$ ls</text:p>
      <text:p text:style-name="P8">cancion.mp3</text:p>
      <text:p text:style-name="P1"/>
      <text:p text:style-name="P5"><text:span text:style-name="T4">CO</text:span><text:span text:style-name="T2">PIAS</text:span><text:span text:style-name="T3"> </text:span><text:span text:style-name="T2">DE</text:span><text:span text:style-name="T3"> </text:span><text:span text:style-name="T2">SEGURIDAD</text:span><text:span text:style-name="T3"> </text:span><text:span text:style-name="T2">CON</text:span><text:span text:style-name="T3"> </text:span><text:span text:style-name="T2">tar</text:span></text:p>
      <text:p text:style-name="P1">La<text:span text:style-name="T1"> </text:span>utilidad<text:span text:style-name="T1"> </text:span>tar<text:span text:style-name="T1"> </text:span>es<text:span text:style-name="T1"> </text:span>una<text:span text:style-name="T1"> </text:span>herramienta<text:span text:style-name="T1"> </text:span>de<text:span text:style-name="T1"> </text:span>fácil<text:span text:style-name="T1"> </text:span>manejo,<text:span text:style-name="T1"> </text:span>que<text:span text:style-name="T1"> </text:span>permite<text:span text:style-name="T1"> empaquetar </text:span>ficheros<text:span text:style-name="T1"> </text:span>individuales<text:span text:style-name="T1"> </text:span>o<text:span text:style-name="T1"> </text:span>directorios<text:span text:style-name="T1"> </text:span>completos<text:span text:style-name="T1"> </text:span>en<text:span text:style-name="T1"> </text:span>un<text:span text:style-name="T1"> </text:span>único<text:span text:style-name="T1"> </text:span>fichero.</text:p>
      <text:p text:style-name="P1">Siempre<text:span text:style-name="T1"> </text:span>hace<text:span text:style-name="T1"> </text:span>copias<text:span text:style-name="T1"> </text:span>completas,<text:span text:style-name="T1"> </text:span>y<text:span text:style-name="T1"> </text:span>nunca<text:span text:style-name="T1"> </text:span>progresivas<text:span text:style-name="T1"> </text:span>(es<text:span text:style-name="T1"> </text:span>decir<text:span text:style-name="T1"> </text:span>de<text:span text:style-name="T1"> </text:span>ficheros<text:span text:style-name="T1"> </text:span>nuevos<text:span text:style-name="T1"> </text:span>o<text:span text:style-name="T1"> </text:span>actualizados.<text:span text:style-name="T1"> </text:span>Siempre<text:span text:style-name="T1"> </text:span>lo<text:span text:style-name="T1"> </text:span>copia<text:span text:style-name="T1"> </text:span>todo)</text:p>
      <text:p text:style-name="P1">Opciones<text:span text:style-name="T1"> </text:span>del<text:span text:style-name="T1"> </text:span>comando<text:span text:style-name="T1"> </text:span>tar<text:span text:style-name="T1"> </text:span>más<text:span text:style-name="T1"> </text:span>usuales:</text:p>
      <text:p text:style-name="P8">c:<text:span text:style-name="T1"> </text:span>Crea<text:span text:style-name="T1"> </text:span>un<text:span text:style-name="T1"> </text:span>contenedor</text:p>
      <text:p text:style-name="P8">v: Muestra información extra durante el proceso</text:p>
      <text:p text:style-name="P8">f:<text:span text:style-name="T1"> </text:span>Especifica<text:span text:style-name="T1"> </text:span>el<text:span text:style-name="T1"> </text:span>nombre<text:span text:style-name="T1"> </text:span>del<text:span text:style-name="T1"> </text:span>contenedor</text:p>
      <text:p text:style-name="P8">z:<text:span text:style-name="T1"> </text:span>comprime<text:span text:style-name="T1"> </text:span>mediante<text:span text:style-name="T1"> </text:span>gzip</text:p>
      <text:p text:style-name="P8">r:<text:span text:style-name="T1"> </text:span>añade<text:span text:style-name="T1"> </text:span>archivos<text:span text:style-name="T1"> </text:span>en<text:span text:style-name="T1"> </text:span>un<text:span text:style-name="T1"> </text:span>fichero<text:span text:style-name="T1"> </text:span>tar</text:p>
      <text:p text:style-name="P8">t:<text:span text:style-name="T1"> </text:span>Para<text:span text:style-name="T1"> </text:span>visualizar<text:span text:style-name="T1"> </text:span>los<text:span text:style-name="T1"> </text:span>nombres<text:span text:style-name="T1"> </text:span>de<text:span text:style-name="T1"> </text:span>los<text:span text:style-name="T1"> </text:span>archivos<text:span text:style-name="T1"> </text:span>en<text:span text:style-name="T1"> </text:span>el<text:span text:style-name="T1"> </text:span>contenedor.</text:p>
      <text:p text:style-name="P8">x:<text:span text:style-name="T1"> </text:span>Para<text:span text:style-name="T1"> </text:span>extraer<text:span text:style-name="T1"> </text:span>los<text:span text:style-name="T1"> </text:span>ficheros<text:span text:style-name="T1"> </text:span>y<text:span text:style-name="T1"> </text:span>restaurar.</text:p>
      <text:p text:style-name="P1">Para<text:span text:style-name="T1"> </text:span>hacer<text:span text:style-name="T1"> </text:span>las<text:span text:style-name="T1"> </text:span>copias<text:span text:style-name="T1"> </text:span>de<text:span text:style-name="T1"> </text:span>un<text:span text:style-name="T1"> </text:span>fichero<text:span text:style-name="T1"> </text:span>o<text:span text:style-name="T1"> </text:span>de<text:span text:style-name="T1"> </text:span>un<text:span text:style-name="T1"> directorio</text:span>,<text:span text:style-name="T1"> </text:span>siempre<text:span text:style-name="T1"> </text:span>nos<text:span text:style-name="T1"> </text:span>debemos<text:span text:style-name="T1"> </text:span>colocar<text:span text:style-name="T1"> </text:span>en<text:span text:style-name="T1"> </text:span>el<text:span text:style-name="T1"> </text:span>directorio<text:span text:style-name="T1"> </text:span>padre.</text:p>
      <text:p text:style-name="P1"><text:span text:style-name="T1">Para empaquetar varios archivos utilizamos </text:span>tar<text:span text:style-name="T1"> – </text:span>cf<text:span text:style-name="T1"> </text:span>tarfile.tar<text:span text:style-name="T1"> </text:span>file(s)</text:p>
      <text:p text:style-name="P8">$ tar<text:span text:style-name="T1"> –</text:span>cf<text:span text:style-name="T1"> </text:span>union.tar<text:span text:style-name="T1"> </text:span>f1<text:span text:style-name="T1"> </text:span>f2</text:p>
      <text:p text:style-name="P11">También podemos utilizar comodines</text:p>
      <text:p text:style-name="P8">$ tar -cf union.tar *</text:p>
      <text:p text:style-name="P8">$ ls</text:p>
      <text:p text:style-name="P8">f1 <text:s/>f2 <text:s/>union.tar</text:p>
      <text:p text:style-name="P1">Este<text:span text:style-name="T1"> </text:span>comando<text:span text:style-name="T1"> </text:span>lo<text:span text:style-name="T1"> </text:span>que<text:span text:style-name="T1"> </text:span>nos<text:span text:style-name="T1"> </text:span>hace<text:span text:style-name="T1"> </text:span>es<text:span text:style-name="T1"> empaquetar </text:span>el<text:span text:style-name="T1"> </text:span>contenido<text:span text:style-name="T1"> </text:span>de<text:span text:style-name="T1"> </text:span>f1<text:span text:style-name="T1"> </text:span>y<text:span text:style-name="T1"> </text:span>f2<text:span text:style-name="T1"> </text:span>en<text:span text:style-name="T1"> </text:span>un<text:span text:style-name="T1"> </text:span>fichero<text:span text:style-name="T1"> </text:span>llamado<text:span text:style-name="T1"> </text:span>union.tar</text:p>
      <text:p text:style-name="P1">Si lo que qeremos es empaquetar una carpeta y todo su contenido:</text:p>
      <text:p text:style-name="P8">$ tar<text:span text:style-name="T1"> </text:span>-cf<text:span text:style-name="T1"> </text:span>cop.tar<text:span text:style-name="T1"> nombre_dir </text:span></text:p>
      <text:p text:style-name="P11">nos<text:span text:style-name="T1"> </text:span>copia<text:span text:style-name="T1"> </text:span>todo<text:span text:style-name="T1"> </text:span>el<text:span text:style-name="T1"> </text:span>directorio<text:span text:style-name="T1"> </text:span>de<text:span text:style-name="T1"> </text:span><text:span text:style-name="T10">nombre_dir</text:span><text:span text:style-name="T1"> </text:span>en<text:span text:style-name="T1"> </text:span>el<text:span text:style-name="T1"> </text:span>fichero<text:span text:style-name="T1"> </text:span><text:span text:style-name="T9">cop.tar</text:span></text:p>
      <text:p text:style-name="P1">Para<text:span text:style-name="T1"> </text:span>añadir<text:span text:style-name="T1"> </text:span>ficheros<text:span text:style-name="T1"> </text:span>en<text:span text:style-name="T1"> </text:span>un<text:span text:style-name="T1"> </text:span>archivo<text:span text:style-name="T1"> </text:span>tar<text:span text:style-name="T1"> </text:span>existente utilizamos la opción <text:span text:style-name="T9">-r</text:span></text:p>
      <text:p text:style-name="P10"><text:span text:style-name="T5">$ tar</text:span><text:span text:style-name="T6"> </text:span><text:span text:style-name="T5">rf</text:span><text:span text:style-name="T6"> </text:span><text:span text:style-name="T5">cop.tar</text:span><text:span text:style-name="T6"> </text:span><text:span text:style-name="T5">f1</text:span><text:span text:style-name="T6"> </text:span><text:span text:style-name="T5">f2</text:span></text:p>
      <text:p text:style-name="P1">El menos (-) no es necesario especificarlo con este comando.</text:p>
      <text:p text:style-name="P1">Para<text:span text:style-name="T1"> </text:span>visualizar<text:span text:style-name="T1"> </text:span>el<text:span text:style-name="T1"> </text:span>contenido<text:span text:style-name="T1"> de un fichero empaquetado utilizamos la opción -t</text:span></text:p>
      <text:p text:style-name="P1"/>
      <text:p text:style-name="P7"><text:soft-page-break/><text:span text:style-name="T1">$ tar tf union.tar </text:span></text:p>
      <text:p text:style-name="P7"><text:span text:style-name="T1">f1</text:span></text:p>
      <text:p text:style-name="P7"><text:span text:style-name="T1">f2</text:span></text:p>
      <text:p text:style-name="P1">Para<text:span text:style-name="T1"> </text:span>indicarle<text:span text:style-name="T1"> </text:span>a<text:span text:style-name="T1"> </text:span>tar<text:span text:style-name="T1"> </text:span>que<text:span text:style-name="T1"> </text:span>comprimq,<text:span text:style-name="T1"> </text:span>el<text:span text:style-name="T1"> </text:span>fichero<text:span text:style-name="T1"> empaquetado añadimos la opción </text:span><text:span text:style-name="T10">-z</text:span></text:p>
      <text:p text:style-name="P8">$ tar zcf union.tar.gz f1 f2</text:p>
      <text:p text:style-name="P8">$ ls</text:p>
      <text:p text:style-name="P8">f1 <text:s/>f2 <text:s/>union.tar.gz</text:p>
      <text:p text:style-name="P1">Para<text:span text:style-name="T1"> </text:span>desempaquetar utilizamos la opción -x</text:p>
      <text:p text:style-name="P8">$ tar -xf union.tar</text:p>
      <text:p text:style-name="P11">Si el fichero empaquetado además fue comprimido podemos desempaquetarlo y descomprimirlo de una sola vez con las opciones <text:span text:style-name="T9">-x </text:span>y <text:span text:style-name="T9">-z</text:span></text:p>
      <text:p text:style-name="P9">$ tar -xzf union.tar.gz</text:p>
      <text:p text:style-name="P1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ody_20_Text_20_2" style:display-name="Body Text 2" style:family="paragraph" style:parent-style-name="Standard">
      <style:paragraph-properties fo:margin-top="0cm" fo:margin-bottom="0.212cm" fo:line-height="200%"/>
    </style:style>
    <style:style style:name="WW8Dropcap0" style:family="text">
      <style:text-properties style:font-name="Trebuchet MS" fo:font-size="83pt" fo:font-weight="bold" style:font-size-asian="83pt" style:font-weight-asian="bold" style:font-name-complex="Trebuchet MS" style:font-size-complex="14pt"/>
    </style:style>
    <style:style style:name="WW8Dropcap1" style:family="text">
      <style:text-properties style:font-name="Trebuchet MS" fo:font-size="82pt" fo:font-weight="bold" style:font-size-asian="82pt" style:font-weight-asian="bold" style:font-name-complex="Trebuchet MS" style:font-size-complex="14pt"/>
    </style:style>
    <style:style style:name="WW8Dropcap2" style:family="text">
      <style:text-properties style:font-name="Trebuchet MS" fo:font-size="82pt" fo:font-weight="bold" style:font-size-asian="82pt" style:font-weight-asian="bold" style:font-name-complex="Trebuchet MS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1-12-11T23:29:12</meta:creation-date>
    <dc:date>2011-12-12T00:25:29</dc:date>
    <dc:creator>ivan </dc:creator>
    <meta:editing-duration>PT56M17S</meta:editing-duration>
    <meta:editing-cycles>7</meta:editing-cycles>
    <meta:generator>LibreOffice/3.4$Linux LibreOffice_project/340m1$Build-402</meta:generator>
    <meta:document-statistic meta:table-count="0" meta:image-count="0" meta:object-count="0" meta:page-count="3" meta:paragraph-count="76" meta:word-count="521" meta:character-count="3185" meta:non-whitespace-character-count="2666"/>
  </office:meta>
</office:document-meta>
</file>